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5" calcext:value-type="date">
            <text:p>2023/12/05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200" calcext:value-type="float">
            <text:p>200</text:p>
          </table:table-cell>
          <table:table-cell office:value-type="float" office:value="1603.71" calcext:value-type="float">
            <text:p>1,603.7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500" calcext:value-type="float">
            <text:p>500</text:p>
          </table:table-cell>
          <table:table-cell office:value-type="float" office:value="868.23" calcext:value-type="float">
            <text:p>868.2</text:p>
          </table:table-cell>
          <table:table-cell table:number-columns-repeated="16379"/>
        </table:table-row>
        <table:table-row table:style-name="ro2">
          <table:table-cell table:style-name="ce19" office:value-type="date" office:date-value="2023-12-05" calcext:value-type="date">
            <text:p>2023/12/05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300" calcext:value-type="float">
            <text:p>300</text:p>
          </table:table-cell>
          <table:table-cell office:value-type="float" office:value="615.76" calcext:value-type="float">
            <text:p>615.8</text:p>
          </table:table-cell>
          <table:table-cell table:style-name="ce43"/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table:style-name="ce19" office:value-type="date" office:date-value="2023-12-05" calcext:value-type="date">
            <text:p>2023/12/05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5.62" calcext:value-type="float">
            <text:p>1,355.6</text:p>
          </table:table-cell>
          <table:table-cell table:number-columns-repeated="4"/>
          <table:table-cell table:style-name="ce8" table:number-columns-repeated="16375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300" calcext:value-type="float">
            <text:p>300</text:p>
          </table:table-cell>
          <table:table-cell office:value-type="float" office:value="1255.6" calcext:value-type="float">
            <text:p>1,255.6</text:p>
          </table:table-cell>
          <table:table-cell/>
          <table:table-cell table:style-name="ce10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00/00/00</text:date>, <text:time style:data-style-name="N2" text:time-value="08:26:31.49192739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4T15:04:55.388697644</dc:date>
    <meta:editing-duration>P7DT10H41M27S</meta:editing-duration>
    <meta:editing-cycles>1104</meta:editing-cycles>
    <meta:document-statistic meta:table-count="3" meta:cell-count="1659" meta:object-count="0"/>
  </office:meta>
</office:document-meta>
</file>